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20-09-22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60752" calcext:value-type="float">
            <text:p>129.4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20-08-2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54072" calcext:value-type="float">
            <text:p>129.3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20-07-29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71776" calcext:value-type="float">
            <text:p>129.2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20-06-25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08936" calcext:value-type="float">
            <text:p>129.4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20-05-26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90064" calcext:value-type="float">
            <text:p>129.2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20-04-30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95576" calcext:value-type="float">
            <text:p>129.1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20-03-27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79752" calcext:value-type="float">
            <text:p>129.0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20-02-28 22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9804" calcext:value-type="float">
            <text:p>129.0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20-01-31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85848" calcext:value-type="float">
            <text:p>129.0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9-12-26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43888" calcext:value-type="float">
            <text:p>128.6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9-11-30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50568" calcext:value-type="float">
            <text:p>128.7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9-10-31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3896" calcext:value-type="float">
            <text:p>128.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9-09-25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7132" calcext:value-type="float">
            <text:p>128.6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9-08-24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61592" calcext:value-type="float">
            <text:p>128.5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9-07-25 2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15288" calcext:value-type="float">
            <text:p>128.4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9-06-27 0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23264" calcext:value-type="float">
            <text:p>128.2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9-05-30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43432" calcext:value-type="float">
            <text:p>128.0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9-04-27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11784" calcext:value-type="float">
            <text:p>127.8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9-03-19 2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76504" calcext:value-type="float">
            <text:p>127.4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9-02-26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50952" calcext:value-type="float">
            <text:p>127.2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9-01-29 0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41808" calcext:value-type="float">
            <text:p>127.2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8-12-24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46736" calcext:value-type="float">
            <text:p>127.0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8-11-26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36424" calcext:value-type="float">
            <text:p>126.8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8-11-0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3584" calcext:value-type="float">
            <text:p>126.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8-09-25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53544" calcext:value-type="float">
            <text:p>126.6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8-09-04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7488" calcext:value-type="float">
            <text:p>126.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8-07-31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43232" calcext:value-type="float">
            <text:p>126.4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8-07-02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12168" calcext:value-type="float">
            <text:p>126.3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8-05-31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61064" calcext:value-type="float">
            <text:p>125.8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8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94008" calcext:value-type="float">
            <text:p>125.7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8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5088" calcext:value-type="float">
            <text:p>125.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8-03-01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0024" calcext:value-type="float">
            <text:p>125.1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8-01-29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0024" calcext:value-type="float">
            <text:p>125.1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7-12-27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64952" calcext:value-type="float">
            <text:p>124.9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7-11-30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6132" calcext:value-type="float">
            <text:p>124.8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7-10-30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74808" calcext:value-type="float">
            <text:p>124.5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7-09-26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13264" calcext:value-type="float">
            <text:p>124.4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7-08-30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42576" calcext:value-type="float">
            <text:p>124.2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7-07-29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08464" calcext:value-type="float">
            <text:p>124.1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7-06-28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15144" calcext:value-type="float">
            <text:p>124.2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7-06-02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27336" calcext:value-type="float">
            <text:p>124.2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7-04-27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70592" calcext:value-type="float">
            <text:p>124.3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7-03-30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08464" calcext:value-type="float">
            <text:p>124.1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7-03-20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13976" calcext:value-type="float">
            <text:p>124.0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7-03-02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27464" calcext:value-type="float">
            <text:p>123.7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7-02-02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55608" calcext:value-type="float">
            <text:p>123.3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6-12-27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68512" calcext:value-type="float">
            <text:p>122.9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6-1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83752" calcext:value-type="float">
            <text:p>122.9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96884" calcext:value-type="float">
            <text:p>122.89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372448" calcext:value-type="float">
            <text:p>122.83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05695741936" calcext:value-type="float">
            <text:p>122.705695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2497883871" calcext:value-type="float">
            <text:p>122.524978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767936" calcext:value-type="float">
            <text:p>122.376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67084645161" calcext:value-type="float">
            <text:p>122.167084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598016" calcext:value-type="float">
            <text:p>122.059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53921290323" calcext:value-type="float">
            <text:p>121.95392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51682758621" calcext:value-type="float">
            <text:p>121.851682758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94638709677" calcext:value-type="float">
            <text:p>121.7946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6067354839" calcext:value-type="float">
            <text:p>121.746067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01656" calcext:value-type="float">
            <text:p>121.67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62695741936" calcext:value-type="float">
            <text:p>121.562695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388224" calcext:value-type="float">
            <text:p>121.43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99808" calcext:value-type="float">
            <text:p>121.39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4088" calcext:value-type="float">
            <text:p>121.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80480275862" calcext:value-type="float">
            <text:p>120.980480275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5686967742" calcext:value-type="float">
            <text:p>120.865686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7544285714" calcext:value-type="float">
            <text:p>120.77754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2124387097" calcext:value-type="float">
            <text:p>120.752124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7919741936" calcext:value-type="float">
            <text:p>120.687919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759336" calcext:value-type="float">
            <text:p>120.575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85178580645" calcext:value-type="float">
            <text:p>120.485178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49122285714" calcext:value-type="float">
            <text:p>120.449122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59529103448" calcext:value-type="float">
            <text:p>120.3595291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26912" calcext:value-type="float">
            <text:p>120.32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09771096774" calcext:value-type="float">
            <text:p>120.309771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03719172414" calcext:value-type="float">
            <text:p>120.303719172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00532285714" calcext:value-type="float">
            <text:p>120.300532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92957935484" calcext:value-type="float">
            <text:p>120.292957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916568" calcext:value-type="float">
            <text:p>120.291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92368" calcext:value-type="float">
            <text:p>120.2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93351225807" calcext:value-type="float">
            <text:p>120.293351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970416" calcext:value-type="float">
            <text:p>120.297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70540387097" calcext:value-type="float">
            <text:p>120.270540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444128" calcext:value-type="float">
            <text:p>120.24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44484903226" calcext:value-type="float">
            <text:p>120.244484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26618285714" calcext:value-type="float">
            <text:p>120.226618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33177806452" calcext:value-type="float">
            <text:p>120.233177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12333419355" calcext:value-type="float">
            <text:p>120.212333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021472" calcext:value-type="float">
            <text:p>120.202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08007225807" calcext:value-type="float">
            <text:p>120.208007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982864" calcext:value-type="float">
            <text:p>120.198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91489032258" calcext:value-type="float">
            <text:p>120.19148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8244387097" calcext:value-type="float">
            <text:p>120.188244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03976" calcext:value-type="float">
            <text:p>120.2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8721142857" calcext:value-type="float">
            <text:p>120.178721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43250461539" calcext:value-type="float">
            <text:p>120.1432504615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4364662069" calcext:value-type="float">
            <text:p>120.14364662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2934967742" calcext:value-type="float">
            <text:p>120.182934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15184774194" calcext:value-type="float">
            <text:p>120.215184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267088" calcext:value-type="float">
            <text:p>120.32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99557419355" calcext:value-type="float">
            <text:p>120.09955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95989714286" calcext:value-type="float">
            <text:p>120.095989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77139870968" calcext:value-type="float">
            <text:p>120.077139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1801548387" calcext:value-type="float">
            <text:p>120.061801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821576" calcext:value-type="float">
            <text:p>120.082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7405935484" calcext:value-type="float">
            <text:p>120.067405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806336" calcext:value-type="float">
            <text:p>120.080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09291354839" calcext:value-type="float">
            <text:p>120.109291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81838285714" calcext:value-type="float">
            <text:p>120.081838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89921806452" calcext:value-type="float">
            <text:p>120.089921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94149677419" calcext:value-type="float">
            <text:p>120.09414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133488" calcext:value-type="float">
            <text:p>120.11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39673032258" calcext:value-type="float">
            <text:p>120.139673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321448" calcext:value-type="float">
            <text:p>120.132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25884137931" calcext:value-type="float">
            <text:p>120.125884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40361290323" calcext:value-type="float">
            <text:p>120.1403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88808" calcext:value-type="float">
            <text:p>120.17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3889290323" calcext:value-type="float">
            <text:p>120.173889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23784" calcext:value-type="float">
            <text:p>120.172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91292387097" calcext:value-type="float">
            <text:p>120.191292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7865142857" calcext:value-type="float">
            <text:p>120.187865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61402322581" calcext:value-type="float">
            <text:p>120.161402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6592516129" calcext:value-type="float">
            <text:p>120.16592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13624" calcext:value-type="float">
            <text:p>120.171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9227612903" calcext:value-type="float">
            <text:p>120.189227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09201142857" calcext:value-type="float">
            <text:p>120.209201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0226912" calcext:value-type="float">
            <text:p>120.2022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23050580645" calcext:value-type="float">
            <text:p>120.223050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33948" calcext:value-type="float">
            <text:p>120.233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3602916129" calcext:value-type="float">
            <text:p>120.236029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51655428571" calcext:value-type="float">
            <text:p>120.251655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76439741936" calcext:value-type="float">
            <text:p>120.276439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02003612903" calcext:value-type="float">
            <text:p>120.302003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115704" calcext:value-type="float">
            <text:p>120.31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06428129032" calcext:value-type="float">
            <text:p>120.306428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132976" calcext:value-type="float">
            <text:p>120.31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24224516129" calcext:value-type="float">
            <text:p>120.3242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22848" calcext:value-type="float">
            <text:p>120.3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850528" calcext:value-type="float">
            <text:p>120.28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77422967742" calcext:value-type="float">
            <text:p>120.277422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824112" calcext:value-type="float">
            <text:p>120.282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88926709677" calcext:value-type="float">
            <text:p>120.288926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99725241379" calcext:value-type="float">
            <text:p>120.2997252413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08984516129" calcext:value-type="float">
            <text:p>120.30898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159392" calcext:value-type="float">
            <text:p>120.315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084208" calcext:value-type="float">
            <text:p>120.308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90401548387" calcext:value-type="float">
            <text:p>120.290401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92876" calcext:value-type="float">
            <text:p>120.29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19406709677" calcext:value-type="float">
            <text:p>120.319406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46740387097" calcext:value-type="float">
            <text:p>120.346740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215272" calcext:value-type="float">
            <text:p>120.32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11344258065" calcext:value-type="float">
            <text:p>120.311344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2930976" calcext:value-type="float">
            <text:p>120.329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54450947368" calcext:value-type="float">
            <text:p>120.35445094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55940571429" calcext:value-type="float">
            <text:p>120.355940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41474666667" calcext:value-type="float">
            <text:p>120.341474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80553777778" calcext:value-type="float">
            <text:p>120.480553777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09562580645" calcext:value-type="float">
            <text:p>120.50956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68654451613" calcext:value-type="float">
            <text:p>120.568654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541912" calcext:value-type="float">
            <text:p>120.554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55282580645" calcext:value-type="float">
            <text:p>120.55528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515496" calcext:value-type="float">
            <text:p>120.551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50169806452" calcext:value-type="float">
            <text:p>120.550169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55282580645" calcext:value-type="float">
            <text:p>120.55528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525656" calcext:value-type="float">
            <text:p>120.55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51153032258" calcext:value-type="float">
            <text:p>120.551153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540896" calcext:value-type="float">
            <text:p>120.55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610109425902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75832" calcext:value-type="float">
            <text:p>120.5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76" meta:object-count="0"/>
    <meta:user-defined meta:name="AppVersion">3.0</meta:user-defined>
  </office:meta>
</office:document-meta>
</file>